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cm" fo:margin-bottom="0.499cm" style:writing-mode="lr-tb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P17" style:family="paragraph" style:parent-style-name="Text_20_body" style:list-style-name="L15"/>
    <style:style style:name="P18" style:family="paragraph" style:parent-style-name="Text_20_body" style:list-style-name="L16"/>
    <style:style style:name="P19" style:family="paragraph" style:parent-style-name="Text_20_body" style:list-style-name="L17"/>
    <style:style style:name="P20" style:family="paragraph" style:parent-style-name="Text_20_body" style:list-style-name="L18"/>
    <style:style style:name="P21" style:family="paragraph" style:parent-style-name="Text_20_body" style:list-style-name="L19"/>
    <style:style style:name="P22" style:family="paragraph" style:parent-style-name="Text_20_body" style:list-style-name="L20"/>
    <style:style style:name="P23" style:family="paragraph" style:parent-style-name="Text_20_body" style:list-style-name="L21"/>
    <style:style style:name="P24" style:family="paragraph" style:parent-style-name="Text_20_body" style:list-style-name="L22"/>
    <style:style style:name="P25" style:family="paragraph" style:parent-style-name="Text_20_body" style:list-style-name="L23"/>
    <style:style style:name="P26" style:family="paragraph" style:parent-style-name="Text_20_body" style:list-style-name="L1">
      <style:paragraph-properties fo:margin-top="0cm" fo:margin-bottom="0cm"/>
    </style:style>
    <style:style style:name="P27" style:family="paragraph" style:parent-style-name="Text_20_body" style:list-style-name="L2">
      <style:paragraph-properties fo:margin-top="0cm" fo:margin-bottom="0cm"/>
    </style:style>
    <style:style style:name="P28" style:family="paragraph" style:parent-style-name="Text_20_body" style:list-style-name="L3">
      <style:paragraph-properties fo:margin-top="0cm" fo:margin-bottom="0cm"/>
    </style:style>
    <style:style style:name="P29" style:family="paragraph" style:parent-style-name="Text_20_body" style:list-style-name="L4">
      <style:paragraph-properties fo:margin-top="0cm" fo:margin-bottom="0cm"/>
    </style:style>
    <style:style style:name="P30" style:family="paragraph" style:parent-style-name="Text_20_body" style:list-style-name="L5">
      <style:paragraph-properties fo:margin-top="0cm" fo:margin-bottom="0cm"/>
    </style:style>
    <style:style style:name="P31" style:family="paragraph" style:parent-style-name="Text_20_body" style:list-style-name="L6">
      <style:paragraph-properties fo:margin-top="0cm" fo:margin-bottom="0cm"/>
    </style:style>
    <style:style style:name="P32" style:family="paragraph" style:parent-style-name="Text_20_body" style:list-style-name="L7">
      <style:paragraph-properties fo:margin-top="0cm" fo:margin-bottom="0cm"/>
    </style:style>
    <style:style style:name="P33" style:family="paragraph" style:parent-style-name="Text_20_body" style:list-style-name="L8">
      <style:paragraph-properties fo:margin-top="0cm" fo:margin-bottom="0cm"/>
    </style:style>
    <style:style style:name="P34" style:family="paragraph" style:parent-style-name="Text_20_body" style:list-style-name="L9">
      <style:paragraph-properties fo:margin-top="0cm" fo:margin-bottom="0cm"/>
    </style:style>
    <style:style style:name="P35" style:family="paragraph" style:parent-style-name="Text_20_body" style:list-style-name="L10">
      <style:paragraph-properties fo:margin-top="0cm" fo:margin-bottom="0cm"/>
    </style:style>
    <style:style style:name="P36" style:family="paragraph" style:parent-style-name="Text_20_body" style:list-style-name="L11">
      <style:paragraph-properties fo:margin-top="0cm" fo:margin-bottom="0cm"/>
    </style:style>
    <style:style style:name="P37" style:family="paragraph" style:parent-style-name="Text_20_body" style:list-style-name="L12">
      <style:paragraph-properties fo:margin-top="0cm" fo:margin-bottom="0cm"/>
    </style:style>
    <style:style style:name="P38" style:family="paragraph" style:parent-style-name="Text_20_body" style:list-style-name="L13">
      <style:paragraph-properties fo:margin-top="0cm" fo:margin-bottom="0cm"/>
    </style:style>
    <style:style style:name="P39" style:family="paragraph" style:parent-style-name="Text_20_body" style:list-style-name="L14">
      <style:paragraph-properties fo:margin-top="0cm" fo:margin-bottom="0cm"/>
    </style:style>
    <style:style style:name="P40" style:family="paragraph" style:parent-style-name="Text_20_body" style:list-style-name="L15">
      <style:paragraph-properties fo:margin-top="0cm" fo:margin-bottom="0cm"/>
    </style:style>
    <style:style style:name="P41" style:family="paragraph" style:parent-style-name="Text_20_body" style:list-style-name="L16">
      <style:paragraph-properties fo:margin-top="0cm" fo:margin-bottom="0cm"/>
    </style:style>
    <style:style style:name="P42" style:family="paragraph" style:parent-style-name="Text_20_body" style:list-style-name="L17">
      <style:paragraph-properties fo:margin-top="0cm" fo:margin-bottom="0cm"/>
    </style:style>
    <style:style style:name="P43" style:family="paragraph" style:parent-style-name="Text_20_body" style:list-style-name="L18">
      <style:paragraph-properties fo:margin-top="0cm" fo:margin-bottom="0cm"/>
    </style:style>
    <style:style style:name="P44" style:family="paragraph" style:parent-style-name="Text_20_body" style:list-style-name="L19">
      <style:paragraph-properties fo:margin-top="0cm" fo:margin-bottom="0cm"/>
    </style:style>
    <style:style style:name="P45" style:family="paragraph" style:parent-style-name="Text_20_body" style:list-style-name="L20">
      <style:paragraph-properties fo:margin-top="0cm" fo:margin-bottom="0cm"/>
    </style:style>
    <style:style style:name="P46" style:family="paragraph" style:parent-style-name="Text_20_body" style:list-style-name="L21">
      <style:paragraph-properties fo:margin-top="0cm" fo:margin-bottom="0cm"/>
    </style:style>
    <style:style style:name="P47" style:family="paragraph" style:parent-style-name="Text_20_body" style:list-style-name="L22">
      <style:paragraph-properties fo:margin-top="0cm" fo:margin-bottom="0cm"/>
    </style:style>
    <style:style style:name="P48" style:family="paragraph" style:parent-style-name="Text_20_body" style:list-style-name="L23">
      <style:paragraph-properties fo:margin-top="0cm" fo:margin-bottom="0cm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이 코드에는 Spring Security를 활용한 사용자 인증과 관련된 기능들이 포함되어 있습니다. 이를 통해 로그인, 회원 정보 처리, 그리고 인증된 사용자의 페이지 접근을 처리하는 방법을 이해할 수 있습니다. 각 구성 요소와 흐름을 자세히 설명드리겠습니다.</text:p>
      <text:h text:style-name="Heading_20_3" text:outline-level="3">1. 컨트롤러: <text:span text:style-name="Source_20_Text">@GetMapping</text:span>과 URL 매핑</text:h>
      <text:h text:style-name="Heading_20_4" text:outline-level="4"><text:span text:style-name="Source_20_Text">login</text:span> 메서드:</text:h>
      <text:p text:style-name="Preformatted_20_Text">java</text:p>
      <text:p text:style-name="Preformatted_20_Text">코드 복사</text:p>
      <text:p text:style-name="P1"><text:span text:style-name="Source_20_Text">@GetMapping("/login")</text:span></text:p>
      <text:p text:style-name="P1"><text:span text:style-name="Source_20_Text">public String login(String username) {</text:span></text:p>
      <text:p text:style-name="P1"><text:span text:style-name="Source_20_Text"><text:s text:c="4"/>var result = memberRepository.findByUsername(username);</text:span></text:p>
      <text:p text:style-name="P1"><text:span text:style-name="Source_20_Text"><text:s text:c="4"/>return "login.html";</text:span></text:p>
      <text:p text:style-name="P2"><text:span text:style-name="Source_20_Text">}</text:span></text:p>
      <text:list xml:id="list7451038540201156476" text:style-name="L1">
        <text:list-item>
          <text:p text:style-name="P26"><text:span text:style-name="Strong_20_Emphasis"><text:span text:style-name="Source_20_Text">@GetMapping("/login")</text:span></text:span>:</text:p>
          <text:list>
            <text:list-item>
              <text:p text:style-name="P26"><text:span text:style-name="Source_20_Text">/login</text:span> URL로 들어오는 GET 요청을 처리합니다.</text:p>
            </text:list-item>
            <text:list-item>
              <text:p text:style-name="P26">사용자로부터 <text:span text:style-name="Source_20_Text">username</text:span>을 받아 <text:span text:style-name="Source_20_Text">memberRepository</text:span>에서 해당 사용자 정보를 조회합니다.</text:p>
            </text:list-item>
            <text:list-item>
              <text:p text:style-name="P26">이 메서드는 항상 <text:span text:style-name="Source_20_Text">"login.html"</text:span> 페이지를 반환합니다.</text:p>
            </text:list-item>
            <text:list-item>
              <text:p text:style-name="P3"><text:span text:style-name="Source_20_Text">findByUsername(username)</text:span> 메서드는 주어진 <text:span text:style-name="Source_20_Text">username</text:span>에 해당하는 사용자가 있는지 확인합니다. 다만 이 코드에서는 결과가 사용되지 않고 단순히 조회만 수행합니다.</text:p>
            </text:list-item>
          </text:list>
        </text:list-item>
      </text:list>
      <text:h text:style-name="Heading_20_4" text:outline-level="4"><text:span text:style-name="Source_20_Text">myPage</text:span> 메서드:</text:h>
      <text:p text:style-name="Preformatted_20_Text">java</text:p>
      <text:p text:style-name="Preformatted_20_Text">코드 복사</text:p>
      <text:p text:style-name="P1"><text:span text:style-name="Source_20_Text">@GetMapping("/mypage")</text:span></text:p>
      <text:p text:style-name="P1"><text:span text:style-name="Source_20_Text">public String myPage(Authentication auth) {</text:span></text:p>
      <text:p text:style-name="P1"><text:span text:style-name="Source_20_Text"><text:s text:c="4"/>System.out.println(auth);</text:span></text:p>
      <text:p text:style-name="P1"><text:span text:style-name="Source_20_Text"><text:s text:c="4"/>System.out.println(auth.getName());</text:span></text:p>
      <text:p text:style-name="P1"><text:span text:style-name="Source_20_Text"><text:s text:c="4"/>System.out.println(auth.isAuthenticated());</text:span></text:p>
      <text:p text:style-name="P1"><text:span text:style-name="Source_20_Text"><text:s text:c="4"/>return "mypage.html";</text:span></text:p>
      <text:p text:style-name="P2"><text:span text:style-name="Source_20_Text">}</text:span></text:p>
      <text:list xml:id="list2629492230717760252" text:style-name="L2">
        <text:list-item>
          <text:p text:style-name="P27"><text:span text:style-name="Strong_20_Emphasis"><text:span text:style-name="Source_20_Text">@GetMapping("/mypage")</text:span></text:span>:</text:p>
          <text:list>
            <text:list-item>
              <text:p text:style-name="P27"><text:span text:style-name="Source_20_Text">/mypage</text:span> URL로 들어오는 GET 요청을 처리합니다.</text:p>
            </text:list-item>
            <text:list-item>
              <text:p text:style-name="P27"><text:span text:style-name="Source_20_Text">Authentication</text:span> 객체를 통해 현재 로그인된 사용자에 대한 정보를 가져옵니다.</text:p>
            </text:list-item>
            <text:list-item>
              <text:p text:style-name="P27"><text:span text:style-name="Source_20_Text">auth.getName()</text:span>은 로그인된 사용자의 이름(아이디)을 반환합니다.</text:p>
            </text:list-item>
            <text:list-item>
              <text:p text:style-name="P27"><text:span text:style-name="Source_20_Text">auth.isAuthenticated()</text:span>는 사용자가 인증되었는지 여부를 반환합니다.</text:p>
            </text:list-item>
            <text:list-item>
              <text:p text:style-name="P4">최종적으로 <text:span text:style-name="Source_20_Text">"mypage.html"</text:span> 페이지를 반환합니다.</text:p>
            </text:list-item>
          </text:list>
        </text:list-item>
      </text:list>
      <text:p text:style-name="Text_20_body"/>
      <text:p text:style-name="Text_20_body"/>
      <text:h text:style-name="Heading_20_3" text:outline-level="3"><text:soft-page-break/>2. 서비스 클래스: <text:span text:style-name="Source_20_Text">MemberService</text:span>의 역할</text:h>
      <text:p text:style-name="Preformatted_20_Text">java</text:p>
      <text:p text:style-name="Preformatted_20_Text">코드 복사</text:p>
      <text:p text:style-name="P1"><text:span text:style-name="Source_20_Text">@RequiredArgsConstructor</text:span></text:p>
      <text:p text:style-name="P1"><text:span text:style-name="Source_20_Text">@Service</text:span></text:p>
      <text:p text:style-name="P1"><text:span text:style-name="Source_20_Text">public class MemberService implements UserDetailsService {</text:span></text:p>
      <text:p text:style-name="P1"><text:span text:style-name="Source_20_Text"><text:s text:c="4"/>// ... 생략된 코드</text:span></text:p>
      <text:p text:style-name="P2"><text:span text:style-name="Source_20_Text">}</text:span></text:p>
      <text:list xml:id="list6513405579650402576" text:style-name="L3">
        <text:list-item>
          <text:p text:style-name="P28"><text:span text:style-name="Strong_20_Emphasis"><text:span text:style-name="Source_20_Text">@RequiredArgsConstructor</text:span></text:span>:</text:p>
          <text:list>
            <text:list-item>
              <text:p text:style-name="P28">Lombok 어노테이션으로, final로 선언된 필드를 생성자 주입 방식으로 자동으로 초기화해줍니다.</text:p>
            </text:list-item>
            <text:list-item>
              <text:p text:style-name="P28"><text:span text:style-name="Source_20_Text">MemberService</text:span> 클래스가 생성될 때 <text:span text:style-name="Source_20_Text">memberRepository</text:span>와 <text:span text:style-name="Source_20_Text">passwordEncoder</text:span>가 주입됩니다.</text:p>
            </text:list-item>
          </text:list>
        </text:list-item>
        <text:list-item>
          <text:p text:style-name="P28"><text:span text:style-name="Strong_20_Emphasis"><text:span text:style-name="Source_20_Text">@Service</text:span></text:span>:</text:p>
          <text:list>
            <text:list-item>
              <text:p text:style-name="P5">이 클래스가 서비스 계층의 역할을 한다고 Spring에 알려줍니다.</text:p>
            </text:list-item>
          </text:list>
        </text:list-item>
      </text:list>
      <text:h text:style-name="Heading_20_4" text:outline-level="4"><text:span text:style-name="Source_20_Text">addMember</text:span> 메서드:</text:h>
      <text:p text:style-name="Preformatted_20_Text">java</text:p>
      <text:p text:style-name="Preformatted_20_Text">코드 복사</text:p>
      <text:p text:style-name="P1"><text:span text:style-name="Source_20_Text">public void addMember(String username, String password, String displayName) {</text:span></text:p>
      <text:p text:style-name="P1"><text:span text:style-name="Source_20_Text"><text:s text:c="4"/>DBMember member = <text:s/>new DBMember();</text:span></text:p>
      <text:p text:style-name="P1"><text:span text:style-name="Source_20_Text"><text:s text:c="4"/>var hash = passwordEncoder.encode(password);</text:span></text:p>
      <text:p text:style-name="P1"><text:span text:style-name="Source_20_Text"><text:s text:c="4"/>member.setPassword(hash);</text:span></text:p>
      <text:p text:style-name="P1"><text:span text:style-name="Source_20_Text"><text:s text:c="4"/>member.setUsername(username);</text:span></text:p>
      <text:p text:style-name="P1"><text:span text:style-name="Source_20_Text"><text:s text:c="4"/>member.setDisplayName(displayName);</text:span></text:p>
      <text:p text:style-name="P1"><text:span text:style-name="Source_20_Text"><text:s text:c="4"/>memberRepository.save(member);</text:span></text:p>
      <text:p text:style-name="P2"><text:span text:style-name="Source_20_Text">}</text:span></text:p>
      <text:list xml:id="list1757296555610720790" text:style-name="L4">
        <text:list-item>
          <text:p text:style-name="P29">사용자를 추가하는 메서드입니다.</text:p>
        </text:list-item>
        <text:list-item>
          <text:p text:style-name="P29"><text:span text:style-name="Strong_20_Emphasis"><text:span text:style-name="Source_20_Text">passwordEncoder.encode(password)</text:span></text:span>:</text:p>
          <text:list>
            <text:list-item>
              <text:p text:style-name="P29">사용자의 비밀번호를 해싱하여 데이터베이스에 저장합니다. 이렇게 하면 보안이 강화됩니다.</text:p>
            </text:list-item>
          </text:list>
        </text:list-item>
        <text:list-item>
          <text:p text:style-name="P29"><text:span text:style-name="Strong_20_Emphasis"><text:span text:style-name="Source_20_Text">memberRepository.save(member)</text:span></text:span>:</text:p>
          <text:list>
            <text:list-item>
              <text:p text:style-name="P6">새로운 사용자를 데이터베이스에 저장합니다.</text:p>
            </text:list-item>
          </text:list>
        </text:list-item>
      </text:list>
      <text:h text:style-name="Heading_20_4" text:outline-level="4"><text:span text:style-name="Source_20_Text">loadUserByUsername</text:span> 메서드:</text:h>
      <text:p text:style-name="Preformatted_20_Text">java</text:p>
      <text:p text:style-name="Preformatted_20_Text">코드 복사</text:p>
      <text:p text:style-name="P1"><text:span text:style-name="Source_20_Text">@Override</text:span></text:p>
      <text:p text:style-name="P1"><text:span text:style-name="Source_20_Text">public UserDetails loadUserByUsername(String username) throws UsernameNotFoundException {</text:span></text:p>
      <text:p text:style-name="P1"><text:span text:style-name="Source_20_Text"><text:s text:c="4"/>var result = memberRepository.findByUsername(username);</text:span></text:p>
      <text:p text:style-name="P1"><text:span text:style-name="Source_20_Text"><text:s text:c="4"/>if (result.isEmpty()) {</text:span></text:p>
      <text:p text:style-name="P1"><text:span text:style-name="Source_20_Text"><text:s text:c="8"/>throw new UsernameNotFoundException("그런 아이디 없음");</text:span></text:p>
      <text:p text:style-name="P1"><text:span text:style-name="Source_20_Text"><text:s text:c="4"/>}</text:span></text:p>
      <text:p text:style-name="P1"><text:span text:style-name="Source_20_Text"><text:s text:c="4"/>var user = result.get();</text:span></text:p>
      <text:p text:style-name="P1"><text:span text:style-name="Source_20_Text"><text:s text:c="4"/>List&lt;GrantedAuthority&gt; authorities = new ArrayList&lt;&gt;();</text:span></text:p>
      <text:p text:style-name="P1"><text:span text:style-name="Source_20_Text"><text:s text:c="4"/>authorities.add(new SimpleGrantedAuthority("일반유저"));</text:span></text:p>
      <text:p text:style-name="P1"/>
      <text:p text:style-name="P1"><text:soft-page-break/><text:span text:style-name="Source_20_Text"><text:s text:c="4"/>return new User(user.getUsername(), user.getPassword(), authorities);</text:span></text:p>
      <text:p text:style-name="P2"><text:span text:style-name="Source_20_Text">}</text:span></text:p>
      <text:list xml:id="list2996889109895630223" text:style-name="L5">
        <text:list-item>
          <text:p text:style-name="P30">이 메서드는 Spring Security에서 사용자를 인증할 때 호출됩니다.</text:p>
        </text:list-item>
        <text:list-item>
          <text:p text:style-name="P30"><text:span text:style-name="Strong_20_Emphasis"><text:span text:style-name="Source_20_Text">findByUsername(username)</text:span></text:span>:</text:p>
          <text:list>
            <text:list-item>
              <text:p text:style-name="P30">데이터베이스에서 주어진 <text:span text:style-name="Source_20_Text">username</text:span>과 일치하는 사용자를 검색합니다.</text:p>
            </text:list-item>
            <text:list-item>
              <text:p text:style-name="P30">해당 사용자가 없으면 <text:span text:style-name="Source_20_Text">UsernameNotFoundException</text:span>을 던집니다.</text:p>
            </text:list-item>
          </text:list>
        </text:list-item>
        <text:list-item>
          <text:p text:style-name="P30"><text:span text:style-name="Strong_20_Emphasis"><text:span text:style-name="Source_20_Text">new SimpleGrantedAuthority("일반유저")</text:span></text:span>:</text:p>
          <text:list>
            <text:list-item>
              <text:p text:style-name="P30">사용자의 권한을 설정합니다. 여기서는 <text:span text:style-name="Source_20_Text">"일반유저"</text:span>라는 권한을 부여합니다.</text:p>
            </text:list-item>
          </text:list>
        </text:list-item>
        <text:list-item>
          <text:p text:style-name="P30"><text:span text:style-name="Strong_20_Emphasis"><text:span text:style-name="Source_20_Text">new User(user.getUsername(), user.getPassword(), authorities)</text:span></text:span>:</text:p>
          <text:list>
            <text:list-item>
              <text:p text:style-name="P30"><text:span text:style-name="Source_20_Text">UserDetails</text:span> 인터페이스를 구현한 <text:span text:style-name="Source_20_Text">User</text:span> 객체를 생성하고 반환합니다.</text:p>
            </text:list-item>
            <text:list-item>
              <text:p text:style-name="P7">이 객체는 사용자 이름, 비밀번호, 권한 정보 등을 포함하며, Spring Security에서 인증과 권한 검사를 위해 사용됩니다.</text:p>
            </text:list-item>
          </text:list>
        </text:list-item>
      </text:list>
      <text:h text:style-name="Heading_20_3" text:outline-level="3">3. 전체 흐름 요약</text:h>
      <text:list xml:id="list8046865753724039870" text:style-name="L6">
        <text:list-item>
          <text:p text:style-name="P31"><text:span text:style-name="Strong_20_Emphasis">회원가입</text:span>:</text:p>
          <text:list>
            <text:list-item>
              <text:p text:style-name="P31"><text:span text:style-name="Source_20_Text">addMember</text:span> 메서드를 통해 사용자가 회원가입을 할 때, 사용자의 비밀번호가 해싱되어 안전하게 데이터베이스에 저장됩니다.</text:p>
            </text:list-item>
          </text:list>
        </text:list-item>
        <text:list-item>
          <text:p text:style-name="P31"><text:span text:style-name="Strong_20_Emphasis">로그인</text:span>:</text:p>
          <text:list>
            <text:list-item>
              <text:p text:style-name="P31">사용자가 로그인 페이지에 접근하면, Spring Security가 <text:span text:style-name="Source_20_Text">loadUserByUsername</text:span> 메서드를 호출해 데이터베이스에서 사용자를 찾고, 인증된 사용자의 정보를 로드합니다.</text:p>
            </text:list-item>
            <text:list-item>
              <text:p text:style-name="P31">인증이 성공하면, 해당 사용자는 로그인 상태가 되며, 이 정보는 <text:span text:style-name="Source_20_Text">Authentication</text:span> 객체를 통해 관리됩니다.</text:p>
            </text:list-item>
          </text:list>
        </text:list-item>
        <text:list-item>
          <text:p text:style-name="P31"><text:span text:style-name="Strong_20_Emphasis">마이페이지 접근</text:span>:</text:p>
          <text:list>
            <text:list-item>
              <text:p text:style-name="P8">로그인된 사용자는 <text:span text:style-name="Source_20_Text">/mypage</text:span> URL에 접근하여 자신의 정보를 볼 수 있습니다. 이때, <text:span text:style-name="Source_20_Text">Authentication</text:span> 객체를 통해 로그인된 사용자의 정보가 확인됩니다.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Text_20_body">사용자가 로그인을 시도할 때, 위 코드가 어떻게 작동하는지 단계별로 설명드리겠습니다. 이 과정은 주로 Spring Security가 관리하며, <text:span text:style-name="Source_20_Text">MemberService</text:span> 클래스에서 정의한 <text:span text:style-name="Source_20_Text">loadUserByUsername</text:span> 메서드가 중요한 역할을 합니다.</text:p>
      <text:h text:style-name="Heading_20_3" text:outline-level="3">1. 로그인 요청</text:h>
      <text:list xml:id="list3300408710218621473" text:style-name="L7">
        <text:list-item>
          <text:p text:style-name="P32">사용자가 웹 페이지에서 로그인 폼에 <text:span text:style-name="Source_20_Text">username</text:span>과 <text:span text:style-name="Source_20_Text">password</text:span>를 입력하고, 로그인 버튼을 클릭합니다.</text:p>
        </text:list-item>
        <text:list-item>
          <text:p text:style-name="P9">이때, 사용자의 로그인 요청은 서버로 전달됩니다.</text:p>
        </text:list-item>
      </text:list>
      <text:h text:style-name="Heading_20_3" text:outline-level="3">2. 로그인 처리: <text:span text:style-name="Source_20_Text">AuthenticationManager</text:span>와 <text:span text:style-name="Source_20_Text">UserDetailsService</text:span></text:h>
      <text:list xml:id="list3011667014236034280" text:style-name="L8">
        <text:list-item>
          <text:p text:style-name="P33">Spring Security는 사용자의 로그인 요청을 받으면, 내부적으로 <text:span text:style-name="Source_20_Text">AuthenticationManager</text:span>를 사용해 인증 과정을 시작합니다.</text:p>
        </text:list-item>
        <text:list-item>
          <text:p text:style-name="P10"><text:span text:style-name="Source_20_Text">AuthenticationManager</text:span>는 <text:span text:style-name="Source_20_Text">UserDetailsService</text:span> 인터페이스를 통해 사용자의 정보를 가져옵니다. 이때 <text:span text:style-name="Source_20_Text">MemberService</text:span>가 <text:span text:style-name="Source_20_Text">UserDetailsService</text:span>를 구현하고 있으므로, <text:span text:style-name="Source_20_Text">loadUserByUsername</text:span> 메서드가 호출됩니다.</text:p>
        </text:list-item>
      </text:list>
      <text:h text:style-name="Heading_20_3" text:outline-level="3">3. 사용자 정보 조회: <text:span text:style-name="Source_20_Text">loadUserByUsername</text:span></text:h>
      <text:p text:style-name="Preformatted_20_Text">java</text:p>
      <text:p text:style-name="Preformatted_20_Text">코드 복사</text:p>
      <text:p text:style-name="P1"><text:span text:style-name="Source_20_Text">@Override</text:span></text:p>
      <text:p text:style-name="P1"><text:span text:style-name="Source_20_Text">public UserDetails loadUserByUsername(String username) throws UsernameNotFoundException {</text:span></text:p>
      <text:p text:style-name="P1"><text:span text:style-name="Source_20_Text"><text:s text:c="4"/>var result = memberRepository.findByUsername(username);</text:span></text:p>
      <text:p text:style-name="P1"><text:span text:style-name="Source_20_Text"><text:s text:c="4"/>if (result.isEmpty()) {</text:span></text:p>
      <text:p text:style-name="P1"><text:span text:style-name="Source_20_Text"><text:s text:c="8"/>throw new UsernameNotFoundException("그런 아이디 없음");</text:span></text:p>
      <text:p text:style-name="P1"><text:span text:style-name="Source_20_Text"><text:s text:c="4"/>}</text:span></text:p>
      <text:p text:style-name="P1"><text:span text:style-name="Source_20_Text"><text:s text:c="4"/>var user = result.get();</text:span></text:p>
      <text:p text:style-name="P1"><text:span text:style-name="Source_20_Text"><text:s text:c="4"/>List&lt;GrantedAuthority&gt; authorities = new ArrayList&lt;&gt;();</text:span></text:p>
      <text:p text:style-name="P1"><text:span text:style-name="Source_20_Text"><text:s text:c="4"/>authorities.add(new SimpleGrantedAuthority("일반유저"));</text:span></text:p>
      <text:p text:style-name="P1"/>
      <text:p text:style-name="P1"><text:span text:style-name="Source_20_Text"><text:s text:c="4"/>return new User(user.getUsername(), user.getPassword(), authorities);</text:span></text:p>
      <text:p text:style-name="P2"><text:span text:style-name="Source_20_Text">}</text:span></text:p>
      <text:list xml:id="list7436340789892091477" text:style-name="L9">
        <text:list-item>
          <text:p text:style-name="P34"><text:span text:style-name="Strong_20_Emphasis"><text:span text:style-name="Source_20_Text">loadUserByUsername</text:span></text:span><text:span text:style-name="Strong_20_Emphasis"> 메서드</text:span>가 호출되어, 사용자가 입력한 <text:span text:style-name="Source_20_Text">username</text:span>으로 데이터베이스에서 해당 사용자를 검색합니다.</text:p>
        </text:list-item>
        <text:list-item>
          <text:p text:style-name="P34"><text:span text:style-name="Strong_20_Emphasis"><text:span text:style-name="Source_20_Text">memberRepository.findByUsername(username)</text:span></text:span>:</text:p>
          <text:list>
            <text:list-item>
              <text:p text:style-name="P34">데이터베이스에서 <text:span text:style-name="Source_20_Text">username</text:span>과 일치하는 사용자를 찾습니다.</text:p>
            </text:list-item>
          </text:list>
        </text:list-item>
        <text:list-item>
          <text:p text:style-name="P34">만약 해당 사용자가 존재하지 않는다면, <text:span text:style-name="Source_20_Text">UsernameNotFoundException</text:span>이 발생합니다.</text:p>
        </text:list-item>
        <text:list-item>
          <text:p text:style-name="P11">사용자가 존재할 경우, <text:span text:style-name="Source_20_Text">UserDetails</text:span> 객체가 생성됩니다. 이 객체는 사용자의 <text:span text:style-name="Source_20_Text">username</text:span>, 해싱된 <text:span text:style-name="Source_20_Text">password</text:span>, 그리고 권한(예: <text:span text:style-name="Source_20_Text">"일반유저"</text:span>)을 포함합니다.</text:p>
        </text:list-item>
      </text:list>
      <text:h text:style-name="Heading_20_3" text:outline-level="3"><text:soft-page-break/>4. 비밀번호 검증</text:h>
      <text:list xml:id="list1006542507969692907" text:style-name="L10">
        <text:list-item>
          <text:p text:style-name="P35">Spring Security는 사용자가 입력한 비밀번호를 <text:span text:style-name="Source_20_Text">UserDetails</text:span> 객체에서 가져온 해싱된 비밀번호와 비교합니다.</text:p>
        </text:list-item>
        <text:list-item>
          <text:p text:style-name="P35">이 비교 과정에서 사용되는 것은 <text:span text:style-name="Source_20_Text">PasswordEncoder</text:span>입니다. <text:span text:style-name="Source_20_Text">PasswordEncoder</text:span>는 사용자의 비밀번호를 해싱하는 방법을 정의하며, 이를 통해 해싱된 비밀번호가 일치하는지 확인합니다.</text:p>
          <text:list>
            <text:list-item>
              <text:p text:style-name="P12">예를 들어, 사용자가 입력한 비밀번호를 <text:span text:style-name="Source_20_Text">passwordEncoder.encode()</text:span>를 통해 해싱된 비밀번호와 비교합니다.</text:p>
            </text:list-item>
          </text:list>
        </text:list-item>
      </text:list>
      <text:h text:style-name="Heading_20_3" text:outline-level="3">5. 인증 성공 또는 실패</text:h>
      <text:list xml:id="list691724132215972157" text:style-name="L11">
        <text:list-item>
          <text:p text:style-name="P36">비밀번호가 일치하면 인증에 성공합니다. 이때 Spring Security는 사용자를 인증된 상태로 변경하고, <text:span text:style-name="Source_20_Text">Authentication</text:span> 객체를 생성하여 세션에 저장합니다.</text:p>
        </text:list-item>
        <text:list-item>
          <text:p text:style-name="P13">만약 비밀번호가 일치하지 않으면 인증에 실패하고, 다시 로그인 페이지로 리다이렉션되거나 오류 메시지가 표시됩니다.</text:p>
        </text:list-item>
      </text:list>
      <text:h text:style-name="Heading_20_3" text:outline-level="3">6. 로그인 후 처리</text:h>
      <text:list xml:id="list362364529591363608" text:style-name="L12">
        <text:list-item>
          <text:p text:style-name="P37">사용자가 성공적으로 로그인하면, <text:span text:style-name="Source_20_Text">Authentication</text:span> 객체는 현재 로그인된 사용자의 정보를 담고 있으며, 이후에 로그인된 사용자에 대한 정보를 참조할 때 사용됩니다.</text:p>
        </text:list-item>
        <text:list-item>
          <text:p text:style-name="P14">예를 들어, <text:span text:style-name="Source_20_Text">/mypage</text:span>에 접근할 때 <text:span text:style-name="Source_20_Text">Authentication</text:span> 객체를 사용하여 로그인된 사용자의 정보를 출력하거나 사용할 수 있습니다.</text:p>
        </text:list-item>
      </text:list>
      <text:h text:style-name="Heading_20_3" text:outline-level="3">7. 로그인 후 페이지로 리다이렉션</text:h>
      <text:list xml:id="list1114344289908699458" text:style-name="L13">
        <text:list-item>
          <text:p text:style-name="P38">인증이 성공하면, 사용자는 일반적으로 메인 페이지나 특정 리다이렉션 페이지(예: 마이페이지)로 이동합니다.</text:p>
        </text:list-item>
        <text:list-item>
          <text:p text:style-name="P15">Spring Security 설정에 따라 로그인 성공 후의 리다이렉션 경로를 지정할 수 있습니다.</text:p>
        </text:list-item>
      </text:list>
      <text:h text:style-name="Heading_20_3" text:outline-level="3">예시 시나리오:</text:h>
      <text:list xml:id="list4031222033071637224" text:style-name="L14">
        <text:list-item>
          <text:p text:style-name="P39">사용자가 <text:span text:style-name="Source_20_Text">/login</text:span> 페이지에서 <text:span text:style-name="Source_20_Text">username</text:span>과 <text:span text:style-name="Source_20_Text">password</text:span>를 입력하고 로그인을 시도합니다.</text:p>
        </text:list-item>
        <text:list-item>
          <text:p text:style-name="P39">Spring Security가 <text:span text:style-name="Source_20_Text">MemberService</text:span>의 <text:span text:style-name="Source_20_Text">loadUserByUsername</text:span> 메서드를 호출해 데이터베이스에서 사용자를 조회합니다.</text:p>
        </text:list-item>
        <text:list-item>
          <text:p text:style-name="P39">사용자 정보가 유효하면, 입력한 비밀번호와 저장된 해싱된 비밀번호를 비교합니다.</text:p>
        </text:list-item>
        <text:list-item>
          <text:p text:style-name="P39">비밀번호가 일치하면 로그인에 성공하고, 사용자 세션이 생성됩니다.</text:p>
        </text:list-item>
        <text:list-item>
          <text:p text:style-name="P16">로그인 성공 후, 사용자는 <text:span text:style-name="Source_20_Text">/mypage</text:span> 등 인증된 사용자만 접근 가능한 페이지로 이동할 수 있습니다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Text_20_body"><text:span text:style-name="Source_20_Text">UserDetailsService</text:span>는 Spring Security에서 제공하는 인터페이스로, 사용자 인증을 위한 핵심적인 역할을 담당합니다. 이 인터페이스는 사용자의 데이터를 로드하는 메서드를 정의하며, 주로 <text:span text:style-name="Source_20_Text">loadUserByUsername</text:span> 메서드를 구현하여 사용자의 상세 정보를 반환하는 데 사용됩니다.</text:p>
      <text:h text:style-name="Heading_20_3" text:outline-level="3"><text:span text:style-name="Source_20_Text">UserDetailsService</text:span>의 역할</text:h>
      <text:p text:style-name="Text_20_body"><text:span text:style-name="Source_20_Text">UserDetailsService</text:span>는 사용자 인증 과정에서 사용자의 정보를 가져오는 역할을 합니다. 이 인터페이스는 다음과 같이 정의되어 있습니다:</text:p>
      <text:p text:style-name="Preformatted_20_Text">java</text:p>
      <text:p text:style-name="Preformatted_20_Text">코드 복사</text:p>
      <text:p text:style-name="P1"><text:span text:style-name="Source_20_Text">public interface UserDetailsService {</text:span></text:p>
      <text:p text:style-name="P1"><text:span text:style-name="Source_20_Text"><text:s text:c="4"/>UserDetails loadUserByUsername(String username) throws UsernameNotFoundException;</text:span></text:p>
      <text:p text:style-name="P2"><text:span text:style-name="Source_20_Text">}</text:span></text:p>
      <text:list xml:id="list1453750744311292142" text:style-name="L15">
        <text:list-item>
          <text:p text:style-name="P40"><text:span text:style-name="Strong_20_Emphasis"><text:span text:style-name="Source_20_Text">loadUserByUsername(String username)</text:span></text:span>:</text:p>
          <text:list>
            <text:list-item>
              <text:p text:style-name="P40">주어진 <text:span text:style-name="Source_20_Text">username</text:span>을 기반으로 사용자 정보를 로드하는 메서드입니다.</text:p>
            </text:list-item>
            <text:list-item>
              <text:p text:style-name="P40">이 메서드는 <text:span text:style-name="Source_20_Text">UserDetails</text:span> 객체를 반환하며, 이 객체는 사용자의 <text:span text:style-name="Source_20_Text">username</text:span>, <text:span text:style-name="Source_20_Text">password</text:span>, 권한 등의 정보를 포함합니다.</text:p>
            </text:list-item>
            <text:list-item>
              <text:p text:style-name="P17">만약 해당 <text:span text:style-name="Source_20_Text">username</text:span>이 존재하지 않으면 <text:span text:style-name="Source_20_Text">UsernameNotFoundException</text:span>을 발생시킵니다.</text:p>
            </text:list-item>
          </text:list>
        </text:list-item>
      </text:list>
      <text:h text:style-name="Heading_20_3" text:outline-level="3">왜 <text:span text:style-name="Source_20_Text">UserDetailsService</text:span>를 구현하는가?</text:h>
      <text:p text:style-name="Text_20_body">Spring Security는 인증 과정을 처리할 때, <text:span text:style-name="Source_20_Text">UserDetailsService</text:span>를 사용하여 데이터베이스 또는 다른 데이터 소스에서 사용자 정보를 조회합니다. 이렇게 조회된 사용자 정보는 <text:span text:style-name="Source_20_Text">UserDetails</text:span> 객체로 반환되며, 이 객체를 통해 Spring Security는 사용자 인증을 수행합니다.</text:p>
      <text:h text:style-name="Heading_20_3" text:outline-level="3">코드에서 <text:span text:style-name="Source_20_Text">UserDetailsService</text:span> 구현</text:h>
      <text:p text:style-name="Text_20_body">당신의 코드에서 <text:span text:style-name="Source_20_Text">MemberService</text:span> 클래스가 <text:span text:style-name="Source_20_Text">UserDetailsService</text:span>를 구현하고 있습니다:</text:p>
      <text:p text:style-name="Preformatted_20_Text">java</text:p>
      <text:p text:style-name="Preformatted_20_Text">코드 복사</text:p>
      <text:p text:style-name="P1"><text:span text:style-name="Source_20_Text">@RequiredArgsConstructor</text:span></text:p>
      <text:p text:style-name="P1"><text:span text:style-name="Source_20_Text">@Service</text:span></text:p>
      <text:p text:style-name="P1"><text:span text:style-name="Source_20_Text">public class MemberService implements UserDetailsService {</text:span></text:p>
      <text:p text:style-name="P1"><text:span text:style-name="Source_20_Text"><text:s text:c="4"/>// ...</text:span></text:p>
      <text:p text:style-name="P1"/>
      <text:p text:style-name="P1"><text:span text:style-name="Source_20_Text"><text:s text:c="4"/>@Override</text:span></text:p>
      <text:p text:style-name="P1"><text:span text:style-name="Source_20_Text"><text:s text:c="4"/>public UserDetails loadUserByUsername(String username) throws UsernameNotFoundException {</text:span></text:p>
      <text:p text:style-name="P1"><text:span text:style-name="Source_20_Text"><text:s text:c="8"/>var result = memberRepository.findByUsername(username);</text:span></text:p>
      <text:p text:style-name="P1"><text:span text:style-name="Source_20_Text"><text:s text:c="8"/>if (result.isEmpty()) {</text:span></text:p>
      <text:p text:style-name="P1"><text:soft-page-break/><text:span text:style-name="Source_20_Text"><text:s text:c="12"/>throw new UsernameNotFoundException("그런 아이디 없음");</text:span></text:p>
      <text:p text:style-name="P1"><text:span text:style-name="Source_20_Text"><text:s text:c="8"/>}</text:span></text:p>
      <text:p text:style-name="P1"><text:span text:style-name="Source_20_Text"><text:s text:c="8"/>var user = result.get();</text:span></text:p>
      <text:p text:style-name="P1"><text:span text:style-name="Source_20_Text"><text:s text:c="8"/>List&lt;GrantedAuthority&gt; authorities = new ArrayList&lt;&gt;();</text:span></text:p>
      <text:p text:style-name="P1"><text:span text:style-name="Source_20_Text"><text:s text:c="8"/>authorities.add(new SimpleGrantedAuthority("일반유저"));</text:span></text:p>
      <text:p text:style-name="P1"/>
      <text:p text:style-name="P1"><text:span text:style-name="Source_20_Text"><text:s text:c="8"/>return new User(user.getUsername(), user.getPassword(), authorities);</text:span></text:p>
      <text:p text:style-name="P1"><text:span text:style-name="Source_20_Text"><text:s text:c="4"/>}</text:span></text:p>
      <text:p text:style-name="P2"><text:span text:style-name="Source_20_Text">}</text:span></text:p>
      <text:p text:style-name="Text_20_body">이 코드는 <text:span text:style-name="Source_20_Text">UserDetailsService</text:span> 인터페이스를 구현하여, <text:span text:style-name="Source_20_Text">loadUserByUsername</text:span> 메서드를 제공하고 있습니다. 이 메서드는 데이터베이스에서 사용자를 검색하고, 해당 사용자의 정보를 기반으로 <text:span text:style-name="Source_20_Text">UserDetails</text:span> 객체를 반환합니다.</text:p>
      <text:h text:style-name="Heading_20_3" text:outline-level="3">Spring Security가 <text:span text:style-name="Source_20_Text">UserDetailsService</text:span>를 사용하는 방법</text:h>
      <text:p text:style-name="Text_20_body">Spring Security는 인증을 처리할 때, 내부적으로 <text:span text:style-name="Source_20_Text">AuthenticationManager</text:span>를 사용합니다. <text:span text:style-name="Source_20_Text">AuthenticationManager</text:span>는 인증 요청을 처리하기 위해 <text:span text:style-name="Source_20_Text">UserDetailsService</text:span>를 호출하여 사용자 정보를 로드합니다. 이 과정은 다음과 같이 진행됩니다:</text:p>
      <text:list xml:id="list723850453739100430" text:style-name="L16">
        <text:list-item>
          <text:p text:style-name="P41">사용자가 로그인 폼에 <text:span text:style-name="Source_20_Text">username</text:span>과 <text:span text:style-name="Source_20_Text">password</text:span>를 입력하고 로그인 요청을 합니다.</text:p>
        </text:list-item>
        <text:list-item>
          <text:p text:style-name="P41">Spring Security는 <text:span text:style-name="Source_20_Text">AuthenticationManager</text:span>를 통해 인증을 시도합니다.</text:p>
        </text:list-item>
        <text:list-item>
          <text:p text:style-name="P41"><text:span text:style-name="Source_20_Text">AuthenticationManager</text:span>는 <text:span text:style-name="Source_20_Text">UserDetailsService</text:span>를 호출하여, 주어진 <text:span text:style-name="Source_20_Text">username</text:span>으로 사용자 정보를 로드합니다.</text:p>
        </text:list-item>
        <text:list-item>
          <text:p text:style-name="P41"><text:span text:style-name="Source_20_Text">loadUserByUsername</text:span> 메서드가 호출되어 <text:span text:style-name="Source_20_Text">UserDetails</text:span> 객체를 반환합니다.</text:p>
        </text:list-item>
        <text:list-item>
          <text:p text:style-name="P18">반환된 <text:span text:style-name="Source_20_Text">UserDetails</text:span> 객체에서 비밀번호를 확인하고, 인증이 성공하면 사용자는 로그인 상태가 됩니다.</text:p>
        </text:list-item>
      </text:list>
      <text:h text:style-name="Heading_20_3" text:outline-level="3">요약</text:h>
      <text:p text:style-name="Text_20_body"><text:span text:style-name="Source_20_Text">UserDetailsService</text:span>는 Spring Security에서 사용자의 데이터를 로드하기 위한 인터페이스이며, Spring Security가 사용자 인증을 처리하는 데 필요한 핵심 구성 요소입니다. 이 인터페이스를 구현함으로써, 개발자는 자신만의 사용자 정보 로딩 로직을 정의할 수 있습니다. 당신의 코드에서는 <text:span text:style-name="Source_20_Text">MemberService</text:span>가 이 인터페이스를 구현하여 데이터베이스에서 사용자 정보를 로드하고 있습니다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h text:style-name="Heading_20_3" text:outline-level="3">코드 분석</text:h>
      <text:p text:style-name="Preformatted_20_Text">java</text:p>
      <text:p text:style-name="Preformatted_20_Text">코드 복사</text:p>
      <text:p text:style-name="P1"><text:span text:style-name="Source_20_Text">var user = result.get();</text:span></text:p>
      <text:p text:style-name="P1"><text:span text:style-name="Source_20_Text">List&lt;GrantedAuthority&gt; authorities = new ArrayList&lt;&gt;();</text:span></text:p>
      <text:p text:style-name="P2"><text:span text:style-name="Source_20_Text">authorities.add(new SimpleGrantedAuthority("일반유저"));</text:span></text:p>
      <text:h text:style-name="Heading_20_4" text:outline-level="4">1. <text:span text:style-name="Source_20_Text">var user = result.get();</text:span></text:h>
      <text:list xml:id="list2464516995006963559" text:style-name="L17">
        <text:list-item>
          <text:p text:style-name="P42"><text:span text:style-name="Strong_20_Emphasis"><text:span text:style-name="Source_20_Text">result.get()</text:span></text:span>:</text:p>
          <text:list>
            <text:list-item>
              <text:p text:style-name="P42"><text:span text:style-name="Source_20_Text">result</text:span>는 아마도 <text:span text:style-name="Source_20_Text">Optional&lt;DBMember&gt;</text:span> 타입일 것입니다. 이 <text:span text:style-name="Source_20_Text">Optional</text:span>은 <text:span text:style-name="Source_20_Text">memberRepository.findByUsername(username)</text:span> 호출로 반환된 결과입니다.</text:p>
            </text:list-item>
            <text:list-item>
              <text:p text:style-name="P42"><text:span text:style-name="Source_20_Text">Optional</text:span>은 값이 존재할 수도 있고, 존재하지 않을 수도 있는 상황에서 null을 처리하는 데 유용한 도구입니다. <text:span text:style-name="Source_20_Text">get()</text:span> 메서드는 <text:span text:style-name="Source_20_Text">Optional</text:span> 안에 값이 존재하는 경우 그 값을 반환합니다.</text:p>
            </text:list-item>
            <text:list-item>
              <text:p text:style-name="P42">여기서는 <text:span text:style-name="Source_20_Text">DBMember</text:span> 객체, 즉 데이터베이스에서 조회한 사용자의 정보를 갖고 있는 객체가 반환됩니다.</text:p>
            </text:list-item>
          </text:list>
        </text:list-item>
        <text:list-item>
          <text:p text:style-name="P42"><text:span text:style-name="Strong_20_Emphasis"><text:span text:style-name="Source_20_Text">var user</text:span></text:span>:</text:p>
          <text:list>
            <text:list-item>
              <text:p text:style-name="P19">Java 10부터 도입된 <text:span text:style-name="Source_20_Text">var</text:span> 키워드는 컴파일러가 변수의 타입을 자동으로 추론하게 해줍니다. 이 경우 <text:span text:style-name="Source_20_Text">user</text:span> 변수는 <text:span text:style-name="Source_20_Text">DBMember</text:span> 타입이 됩니다.</text:p>
            </text:list-item>
          </text:list>
        </text:list-item>
      </text:list>
      <text:h text:style-name="Heading_20_4" text:outline-level="4">2. <text:span text:style-name="Source_20_Text">List&lt;GrantedAuthority&gt; authorities = new ArrayList&lt;&gt;();</text:span></text:h>
      <text:list xml:id="list3090897856229978608" text:style-name="L18">
        <text:list-item>
          <text:p text:style-name="P43"><text:span text:style-name="Strong_20_Emphasis"><text:span text:style-name="Source_20_Text">List&lt;GrantedAuthority&gt; authorities</text:span></text:span>:</text:p>
          <text:list>
            <text:list-item>
              <text:p text:style-name="P43">이 부분은 사용자의 권한(roles 또는 authorities)을 담을 리스트를 선언합니다.</text:p>
            </text:list-item>
            <text:list-item>
              <text:p text:style-name="P43"><text:span text:style-name="Source_20_Text">GrantedAuthority</text:span>는 Spring Security에서 사용자의 권한을 표현하는 인터페이스입니다. 권한은 예를 들어 "ROLE_USER", "ROLE_ADMIN" 또는 단순한 문자열("일반유저")로 표현될 수 있습니다.</text:p>
            </text:list-item>
          </text:list>
        </text:list-item>
        <text:list-item>
          <text:p text:style-name="P43"><text:span text:style-name="Strong_20_Emphasis"><text:span text:style-name="Source_20_Text">new ArrayList&lt;&gt;();</text:span></text:span>:</text:p>
          <text:list>
            <text:list-item>
              <text:p text:style-name="P43">이 줄은 <text:span text:style-name="Source_20_Text">GrantedAuthority</text:span>를 저장할 빈 리스트를 초기화합니다.</text:p>
            </text:list-item>
            <text:list-item>
              <text:p text:style-name="P20">사용자의 여러 권한을 담을 수 있으며, 나중에 인증 과정에서 이 권한들이 참조됩니다.</text:p>
            </text:list-item>
          </text:list>
        </text:list-item>
      </text:list>
      <text:h text:style-name="Heading_20_4" text:outline-level="4">3. <text:span text:style-name="Source_20_Text">authorities.add(new SimpleGrantedAuthority("일반유저"));</text:span></text:h>
      <text:list xml:id="list8598154559831209524" text:style-name="L19">
        <text:list-item>
          <text:p text:style-name="P21"><text:span text:style-name="Strong_20_Emphasis"><text:span text:style-name="Source_20_Text">authorities.add(...)</text:span></text:span>:</text:p>
          <text:list>
            <text:list-item>
              <text:p text:style-name="P44"><text:span text:style-name="Source_20_Text">authorities</text:span> 리스트에 새로운 권한을 추가하는 메서드입니다.</text:p>
            </text:list-item>
          </text:list>
        </text:list-item>
        <text:list-item>
          <text:p text:style-name="P21"><text:span text:style-name="Strong_20_Emphasis"><text:span text:style-name="Source_20_Text">new SimpleGrantedAuthority("일반유저")</text:span></text:span>:</text:p>
          <text:list>
            <text:list-item>
              <text:p text:style-name="P44"><text:span text:style-name="Source_20_Text">SimpleGrantedAuthority</text:span>는 <text:span text:style-name="Source_20_Text">GrantedAuthority</text:span> 인터페이스를 구현한 클래스입니다.</text:p>
            </text:list-item>
            <text:list-item>
              <text:p text:style-name="P44"><text:soft-page-break/>이 클래스는 권한을 문자열로 받아서 해당 권한을 가진 객체를 생성합니다. 여기서는 <text:span text:style-name="Source_20_Text">"일반유저"</text:span>라는 문자열을 권한으로 설정하고 있습니다.</text:p>
            </text:list-item>
            <text:list-item>
              <text:p text:style-name="P21">예를 들어, 이 사용자는 "일반유저" 권한을 가지고 있으며, Spring Security는 이 권한을 바탕으로 사용자가 접근할 수 있는 리소스를 결정합니다.</text:p>
            </text:list-item>
          </text:list>
        </text:list-item>
      </text:list>
      <text:h text:style-name="Heading_20_3" text:outline-level="3">전체 흐름 설명</text:h>
      <text:p text:style-name="Text_20_body">이 부분의 코드는 Spring Security의 인증 및 권한 부여 과정에서 중요한 역할을 합니다. 인증된 사용자가 어떤 권한을 가지는지를 결정하여, 이후 접근 제어에 사용됩니다.</text:p>
      <text:list xml:id="list4180138423048274950" text:style-name="L20">
        <text:list-item>
          <text:p text:style-name="P45"><text:span text:style-name="Strong_20_Emphasis">사용자 조회 (</text:span><text:span text:style-name="Strong_20_Emphasis"><text:span text:style-name="Source_20_Text">user</text:span></text:span><text:span text:style-name="Strong_20_Emphasis">)</text:span>:</text:p>
          <text:list>
            <text:list-item>
              <text:p text:style-name="P45">먼저, 데이터베이스에서 <text:span text:style-name="Source_20_Text">username</text:span>을 통해 해당 사용자를 찾고, 그 사용자의 정보를 <text:span text:style-name="Source_20_Text">user</text:span> 변수에 저장합니다.</text:p>
            </text:list-item>
          </text:list>
        </text:list-item>
        <text:list-item>
          <text:p text:style-name="P45"><text:span text:style-name="Strong_20_Emphasis">권한 리스트 생성 (</text:span><text:span text:style-name="Strong_20_Emphasis"><text:span text:style-name="Source_20_Text">authorities</text:span></text:span><text:span text:style-name="Strong_20_Emphasis">)</text:span>:</text:p>
          <text:list>
            <text:list-item>
              <text:p text:style-name="P45">빈 권한 리스트를 생성합니다. 이 리스트는 이후에 사용자의 권한을 저장하는 데 사용됩니다.</text:p>
            </text:list-item>
          </text:list>
        </text:list-item>
        <text:list-item>
          <text:p text:style-name="P45"><text:span text:style-name="Strong_20_Emphasis">권한 추가 (</text:span><text:span text:style-name="Strong_20_Emphasis"><text:span text:style-name="Source_20_Text">authorities.add</text:span></text:span><text:span text:style-name="Strong_20_Emphasis">)</text:span>:</text:p>
          <text:list>
            <text:list-item>
              <text:p text:style-name="P22">사용자가 가질 권한을 리스트에 추가합니다. 여기서는 <text:span text:style-name="Source_20_Text">"일반유저"</text:span>라는 권한을 부여하고 있습니다.</text:p>
            </text:list-item>
          </text:list>
        </text:list-item>
      </text:list>
      <text:p text:style-name="Text_20_body">이렇게 생성된 <text:span text:style-name="Source_20_Text">authorities</text:span> 리스트는 이후에 <text:span text:style-name="Source_20_Text">UserDetails</text:span> 객체를 생성할 때 사용됩니다. 이 <text:span text:style-name="Source_20_Text">UserDetails</text:span> 객체는 Spring Security에서 사용자의 인증 상태와 권한을 관리하는 데 사용됩니다. 즉, 이 코드는 사용자가 로그인 후 어떤 권한을 가지고 있는지를 명시하는 중요한 부분입니다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Text_20_body">이 <text:span text:style-name="Source_20_Text">SecurityConfig</text:span> 클래스는 Spring Security 설정을 담당하며, 사용자의 인증 및 권한 부여 과정을 정의합니다. 이 설정은 앞서 설명한 <text:span text:style-name="Source_20_Text">MemberService</text:span>와 함께 사용되어 사용자의 로그인과 관련된 기능을 구현합니다. 여기서 어떻게 설정이 이루어지고, 이 설정이 사용자의 로그인 과정과 어떻게 연관되는지를 설명하겠습니다.</text:p>
      <text:h text:style-name="Heading_20_3" text:outline-level="3"><text:span text:style-name="Source_20_Text">SecurityConfig</text:span> 클래스 구성 요소</text:h>
      <text:p text:style-name="Preformatted_20_Text">java</text:p>
      <text:p text:style-name="Preformatted_20_Text">코드 복사</text:p>
      <text:p text:style-name="P1"><text:span text:style-name="Source_20_Text">@Configuration</text:span></text:p>
      <text:p text:style-name="P1"><text:span text:style-name="Source_20_Text">@EnableWebSecurity</text:span></text:p>
      <text:p text:style-name="P1"><text:span text:style-name="Source_20_Text">public class SecurityConfig {</text:span></text:p>
      <text:p text:style-name="P1"><text:span text:style-name="Source_20_Text"><text:s text:c="4"/></text:span></text:p>
      <text:p text:style-name="P1"><text:span text:style-name="Source_20_Text"><text:s text:c="4"/>@Bean</text:span></text:p>
      <text:p text:style-name="P1"><text:span text:style-name="Source_20_Text"><text:s text:c="4"/>PasswordEncoder passwordEncoder() {</text:span></text:p>
      <text:p text:style-name="P1"><text:span text:style-name="Source_20_Text"><text:s text:c="8"/>return new BCryptPasswordEncoder();</text:span></text:p>
      <text:p text:style-name="P1"><text:span text:style-name="Source_20_Text"><text:s text:c="4"/>}</text:span></text:p>
      <text:p text:style-name="P1"><text:span text:style-name="Source_20_Text"><text:s text:c="4"/></text:span></text:p>
      <text:p text:style-name="P1"><text:span text:style-name="Source_20_Text"><text:s text:c="4"/>@Bean</text:span></text:p>
      <text:p text:style-name="P1"><text:span text:style-name="Source_20_Text"><text:s text:c="4"/>public SecurityFilterChain filterChain(HttpSecurity http) throws Exception {</text:span></text:p>
      <text:p text:style-name="P1"><text:span text:style-name="Source_20_Text"><text:s text:c="8"/>http.csrf((csrf) -&gt; csrf.disable());</text:span></text:p>
      <text:p text:style-name="P1"><text:span text:style-name="Source_20_Text"><text:s text:c="8"/>http.authorizeHttpRequests((authorize) -&gt;</text:span></text:p>
      <text:p text:style-name="P1"><text:span text:style-name="Source_20_Text"><text:s text:c="16"/>authorize.requestMatchers("/**").permitAll()</text:span></text:p>
      <text:p text:style-name="P1"><text:span text:style-name="Source_20_Text"><text:s text:c="8"/>);</text:span></text:p>
      <text:p text:style-name="P1"/>
      <text:p text:style-name="P1"><text:span text:style-name="Source_20_Text"><text:s text:c="8"/>http.formLogin((formLogin) -&gt; formLogin.loginPage("/login") //로그인 페이지 URL</text:span></text:p>
      <text:p text:style-name="P1"><text:span text:style-name="Source_20_Text"><text:s text:c="24"/>.defaultSuccessUrl("/") //로그인 성공시 이동하는 URL</text:span></text:p>
      <text:p text:style-name="P1"><text:span text:style-name="Source_20_Text"><text:s text:c="22"/>// .failureUrl("/") //로그인 실패시 이동하는 URL</text:span></text:p>
      <text:p text:style-name="P1"><text:span text:style-name="Source_20_Text"><text:s text:c="8"/>);</text:span></text:p>
      <text:p text:style-name="P1"/>
      <text:p text:style-name="P1"><text:span text:style-name="Source_20_Text"><text:s text:c="8"/>return http.build();</text:span></text:p>
      <text:p text:style-name="P1"><text:span text:style-name="Source_20_Text"><text:s text:c="4"/>}</text:span></text:p>
      <text:p text:style-name="P2"><text:span text:style-name="Source_20_Text">}</text:span></text:p>
      <text:h text:style-name="Heading_20_3" text:outline-level="3">구성 요소 설명</text:h>
      <text:list xml:id="list1664470823874911494" text:style-name="L21">
        <text:list-item>
          <text:p text:style-name="P23"><text:span text:style-name="Strong_20_Emphasis"><text:span text:style-name="Source_20_Text">@Configuration</text:span></text:span><text:span text:style-name="Strong_20_Emphasis">과 </text:span><text:span text:style-name="Strong_20_Emphasis"><text:span text:style-name="Source_20_Text">@EnableWebSecurity</text:span></text:span>:</text:p>
          <text:list>
            <text:list-item>
              <text:p text:style-name="P46"><text:span text:style-name="Strong_20_Emphasis"><text:span text:style-name="Source_20_Text">@Configuration</text:span></text:span>: Spring의 구성 클래스임을 나타내며, 이 클래스가 빈(bean) 정의를 포함하고 있음을 알립니다.</text:p>
            </text:list-item>
            <text:list-item>
              <text:p text:style-name="P46"><text:span text:style-name="Strong_20_Emphasis"><text:span text:style-name="Source_20_Text">@EnableWebSecurity</text:span></text:span>: Spring Security를 활성화하고, 이 클래스를 통해 보안 설정을 적용합니다.</text:p>
            </text:list-item>
          </text:list>
        </text:list-item>
        <text:list-item>
          <text:p text:style-name="P23"><text:span text:style-name="Strong_20_Emphasis"><text:span text:style-name="Source_20_Text">PasswordEncoder passwordEncoder()</text:span></text:span>:</text:p>
          <text:list>
            <text:list-item>
              <text:p text:style-name="P46"><text:span text:style-name="Strong_20_Emphasis"><text:span text:style-name="Source_20_Text">@Bean</text:span></text:span>: 이 메서드는 Spring 컨텍스트에 <text:span text:style-name="Source_20_Text">PasswordEncoder</text:span> 빈을 등록합니<text:soft-page-break/>다.</text:p>
            </text:list-item>
            <text:list-item>
              <text:p text:style-name="P46"><text:span text:style-name="Strong_20_Emphasis"><text:span text:style-name="Source_20_Text">BCryptPasswordEncoder</text:span></text:span>: 비밀번호를 해싱하는 데 사용되는 <text:span text:style-name="Source_20_Text">PasswordEncoder</text:span>의 구현체입니다. BCrypt는 보안성이 높은 해시 알고리즘으로, 사용자의 비밀번호를 안전하게 저장할 수 있게 해줍니다.</text:p>
            </text:list-item>
            <text:list-item>
              <text:p text:style-name="P46">이 빈은 <text:span text:style-name="Source_20_Text">MemberService</text:span>에서 비밀번호를 해싱할 때 사용됩니다.</text:p>
            </text:list-item>
          </text:list>
        </text:list-item>
        <text:list-item>
          <text:p text:style-name="P23"><text:span text:style-name="Strong_20_Emphasis"><text:span text:style-name="Source_20_Text">SecurityFilterChain filterChain(HttpSecurity http)</text:span></text:span>:</text:p>
          <text:list>
            <text:list-item>
              <text:p text:style-name="P23">이 메서드는 보안 필터 체인을 구성합니다. Spring Security의 필터 체인을 설정하여, HTTP 요청이 어떻게 처리될지를 정의합니다.</text:p>
            </text:list-item>
            <text:list-item>
              <text:p text:style-name="P23"><text:span text:style-name="Strong_20_Emphasis"><text:span text:style-name="Source_20_Text">http.csrf(csrf -&gt; csrf.disable())</text:span></text:span>:</text:p>
              <text:list>
                <text:list-item>
                  <text:p text:style-name="P46">CSRF(Cross-Site Request Forgery) 보호를 비활성화합니다. 이는 개발 초기나 특정 상황에서 유용할 수 있지만, 실제 운영 환경에서는 CSRF 보호를 활성화하는 것이 중요합니다.</text:p>
                </text:list-item>
              </text:list>
            </text:list-item>
            <text:list-item>
              <text:p text:style-name="P23"><text:span text:style-name="Strong_20_Emphasis"><text:span text:style-name="Source_20_Text">http.authorizeHttpRequests(authorize -&gt; authorize.requestMatchers("/**").permitAll())</text:span></text:span>:</text:p>
              <text:list>
                <text:list-item>
                  <text:p text:style-name="P46">모든 요청에 대해 인증 없이 접근할 수 있도록 설정합니다. 모든 URL에 대해 접근이 허용됩니다.</text:p>
                </text:list-item>
              </text:list>
            </text:list-item>
            <text:list-item>
              <text:p text:style-name="P23"><text:span text:style-name="Strong_20_Emphasis"><text:span text:style-name="Source_20_Text">http.formLogin(formLogin -&gt; formLogin.loginPage("/login")...)</text:span></text:span>:</text:p>
              <text:list>
                <text:list-item>
                  <text:p text:style-name="P46"><text:span text:style-name="Strong_20_Emphasis"><text:span text:style-name="Source_20_Text">formLogin.loginPage("/login")</text:span></text:span>: 로그인 페이지의 URL을 <text:span text:style-name="Source_20_Text">/login</text:span>으로 지정합니다.</text:p>
                </text:list-item>
                <text:list-item>
                  <text:p text:style-name="P46"><text:span text:style-name="Strong_20_Emphasis"><text:span text:style-name="Source_20_Text">formLogin.defaultSuccessUrl("/")</text:span></text:span>: 사용자가 로그인에 성공하면 루트 페이지(<text:span text:style-name="Source_20_Text">/</text:span>)로 리다이렉트합니다.</text:p>
                </text:list-item>
                <text:list-item>
                  <text:p text:style-name="P46"><text:span text:style-name="Strong_20_Emphasis">(선택적) </text:span><text:span text:style-name="Strong_20_Emphasis"><text:span text:style-name="Source_20_Text">.failureUrl("/")</text:span></text:span>: 사용자가 로그인에 실패하면 특정 URL(예: <text:span text:style-name="Source_20_Text">/login?error</text:span>)로 리다이렉트합니다. 주석 처리된 상태이므로 현재는 사용되지 않습니다.</text:p>
                </text:list-item>
              </text:list>
            </text:list-item>
          </text:list>
        </text:list-item>
        <text:list-item>
          <text:p text:style-name="P23"><text:span text:style-name="Strong_20_Emphasis"><text:span text:style-name="Source_20_Text">http.build()</text:span></text:span>:</text:p>
          <text:list>
            <text:list-item>
              <text:p text:style-name="P23">구성된 <text:span text:style-name="Source_20_Text">HttpSecurity</text:span> 객체를 기반으로 <text:span text:style-name="Source_20_Text">SecurityFilterChain</text:span>을 생성하여 반환합니다. 이는 Spring Security가 요청을 처리하는 필터 체인입니다.</text:p>
            </text:list-item>
          </text:list>
        </text:list-item>
      </text:list>
      <text:h text:style-name="Heading_20_3" text:outline-level="3">전체 흐름: 로그인 과정과의 연관성</text:h>
      <text:p text:style-name="Text_20_body">이 설정과 앞서 설명한 코드(<text:span text:style-name="Source_20_Text">MemberService</text:span>)가 어떻게 서로 연결되어 사용자 로그인을 처리하는지 설명하겠습니다.</text:p>
      <text:list xml:id="list2397359606461685452" text:style-name="L22">
        <text:list-item>
          <text:p text:style-name="P24"><text:span text:style-name="Strong_20_Emphasis">사용자가 로그인 페이지에 접근</text:span>:</text:p>
          <text:list>
            <text:list-item>
              <text:p text:style-name="P47">사용자가 <text:span text:style-name="Source_20_Text">/login</text:span> URL로 접근하면, 설정된 로그인 페이지로 이동합니다.</text:p>
            </text:list-item>
            <text:list-item>
              <text:p text:style-name="P47">이 URL은 <text:span text:style-name="Source_20_Text">SecurityConfig</text:span>의 <text:span text:style-name="Source_20_Text">http.formLogin().loginPage("/login")</text:span> 설정에 의해 결정됩니다.</text:p>
            </text:list-item>
          </text:list>
        </text:list-item>
        <text:list-item>
          <text:p text:style-name="P24"><text:span text:style-name="Strong_20_Emphasis">사용자가 로그인 정보를 입력</text:span>:</text:p>
          <text:list>
            <text:list-item>
              <text:p text:style-name="P47">사용자는 로그인 페이지에서 <text:span text:style-name="Source_20_Text">username</text:span>과 <text:span text:style-name="Source_20_Text">password</text:span>를 입력하고 로그인 버튼을 클릭합니다.</text:p>
            </text:list-item>
          </text:list>
        </text:list-item>
        <text:list-item>
          <text:p text:style-name="P24"><text:span text:style-name="Strong_20_Emphasis">Spring Security의 인증 과정 시작</text:span>:</text:p>
          <text:list>
            <text:list-item>
              <text:p text:style-name="P47"><text:soft-page-break/>사용자가 로그인 요청을 제출하면, Spring Security는 <text:span text:style-name="Source_20_Text">AuthenticationManager</text:span>를 통해 사용자를 인증합니다.</text:p>
            </text:list-item>
            <text:list-item>
              <text:p text:style-name="P47">이때 <text:span text:style-name="Source_20_Text">MemberService</text:span> 클래스가 <text:span text:style-name="Source_20_Text">UserDetailsService</text:span> 인터페이스를 구현하고 있으므로, <text:span text:style-name="Source_20_Text">AuthenticationManager</text:span>는 <text:span text:style-name="Source_20_Text">loadUserByUsername</text:span> 메서드를 호출하여 사용자의 정보를 조회합니다.</text:p>
            </text:list-item>
          </text:list>
        </text:list-item>
        <text:list-item>
          <text:p text:style-name="P24"><text:span text:style-name="Strong_20_Emphasis"><text:span text:style-name="Source_20_Text">loadUserByUsername</text:span></text:span><text:span text:style-name="Strong_20_Emphasis"> 메서드 호출</text:span>:</text:p>
          <text:list>
            <text:list-item>
              <text:p text:style-name="P47"><text:span text:style-name="Source_20_Text">MemberService</text:span>의 <text:span text:style-name="Source_20_Text">loadUserByUsername</text:span> 메서드가 호출되어 데이터베이스에서 <text:span text:style-name="Source_20_Text">username</text:span>에 해당하는 사용자를 검색합니다.</text:p>
            </text:list-item>
            <text:list-item>
              <text:p text:style-name="P47">해당 사용자가 존재하면, <text:span text:style-name="Source_20_Text">UserDetails</text:span> 객체가 생성되어 Spring Security로 반환됩니다.</text:p>
            </text:list-item>
            <text:list-item>
              <text:p text:style-name="P47">이 <text:span text:style-name="Source_20_Text">UserDetails</text:span> 객체에는 사용자의 <text:span text:style-name="Source_20_Text">username</text:span>, 해싱된 <text:span text:style-name="Source_20_Text">password</text:span>, 그리고 권한이 포함되어 있습니다.</text:p>
            </text:list-item>
          </text:list>
        </text:list-item>
        <text:list-item>
          <text:p text:style-name="P24"><text:span text:style-name="Strong_20_Emphasis">비밀번호 검증</text:span>:</text:p>
          <text:list>
            <text:list-item>
              <text:p text:style-name="P47">Spring Security는 사용자가 입력한 비밀번호를 <text:span text:style-name="Source_20_Text">UserDetails</text:span> 객체에 저장된 해싱된 비밀번호와 비교합니다.</text:p>
            </text:list-item>
            <text:list-item>
              <text:p text:style-name="P47">이 과정에서 <text:span text:style-name="Source_20_Text">SecurityConfig</text:span>의 <text:span text:style-name="Source_20_Text">PasswordEncoder</text:span> 빈이 사용됩니다. <text:span text:style-name="Source_20_Text">BCryptPasswordEncoder</text:span>를 통해 비밀번호가 비교됩니다.</text:p>
            </text:list-item>
          </text:list>
        </text:list-item>
        <text:list-item>
          <text:p text:style-name="P24"><text:span text:style-name="Strong_20_Emphasis">인증 성공 또는 실패</text:span>:</text:p>
          <text:list>
            <text:list-item>
              <text:p text:style-name="P47">비밀번호가 일치하면 인증이 성공하며, 사용자는 로그인된 상태로 변경됩니다.</text:p>
            </text:list-item>
            <text:list-item>
              <text:p text:style-name="P47">인증이 성공하면 <text:span text:style-name="Source_20_Text">defaultSuccessUrl("/")</text:span> 설정에 따라 사용자는 루트 페이지(<text:span text:style-name="Source_20_Text">/</text:span>)로 리다이렉트됩니다.</text:p>
            </text:list-item>
            <text:list-item>
              <text:p text:style-name="P47">만약 인증이 실패하면, (주석 해제 시) <text:span text:style-name="Source_20_Text">failureUrl</text:span>에 설정된 URL로 리다이렉트됩니다.</text:p>
            </text:list-item>
          </text:list>
        </text:list-item>
        <text:list-item>
          <text:p text:style-name="P24"><text:span text:style-name="Strong_20_Emphasis">로그인 후 페이지 접근</text:span>:</text:p>
          <text:list>
            <text:list-item>
              <text:p text:style-name="P47">사용자는 인증된 상태로 보호된 페이지에 접근할 수 있습니다.</text:p>
            </text:list-item>
            <text:list-item>
              <text:p text:style-name="P24">이때, Spring Security는 사용자가 접근하려는 페이지에 대해 권한 검사를 수행합니다. 모든 페이지에 대해 접근이 허용되어 있으므로 사용자는 자유롭게 사이트를 탐색할 수 있습니다.</text:p>
            </text:list-item>
          </text:list>
        </text:list-item>
      </text:list>
      <text:h text:style-name="Heading_20_3" text:outline-level="3">요약</text:h>
      <text:list xml:id="list3717003613930488190" text:style-name="L23">
        <text:list-item>
          <text:p text:style-name="P48"><text:span text:style-name="Source_20_Text">SecurityConfig</text:span> 클래스는 Spring Security의 보안 설정을 정의합니다. 여기서 사용되는 <text:span text:style-name="Source_20_Text">PasswordEncoder</text:span>와 <text:span text:style-name="Source_20_Text">SecurityFilterChain</text:span>이 인증 및 권한 부여 과정에서 중요한 역할을 합니다.</text:p>
        </text:list-item>
        <text:list-item>
          <text:p text:style-name="P48">사용자가 로그인할 때, <text:span text:style-name="Source_20_Text">MemberService</text:span>에서 사용자의 정보를 가져오고, <text:span text:style-name="Source_20_Text">SecurityConfig</text:span>에서 설정된 비밀번호 인코딩 및 필터 체인 설정을 통해 인증이 이루어집니다.</text:p>
        </text:list-item>
        <text:list-item>
          <text:p text:style-name="P25">인증이 성공하면 사용자는 설정된 페이지로 리다이렉트되며, 이후에는 Spring Security가 사용자의 권한을 바탕으로 요청을 처리합니다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2pt" style:language-asian="ko" style:country-asian="KR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바탕1" style:font-size-asian="14pt" style:font-weight-asian="bold" style:font-name-complex="Arial1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바탕1" style:font-size-asian="12pt" style:font-weight-asian="bold" style:font-name-complex="Arial1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굴림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굴림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8-23T19:34:44.40</meta:creation-date>
    <dc:date>2024-08-29T10:19:25.87</dc:date>
    <meta:editing-duration>PT56M49S</meta:editing-duration>
    <meta:editing-cycles>3</meta:editing-cycles>
    <meta:generator>OpenOffice/4.1.15$Win32 OpenOffice.org_project/4115m2$Build-9813</meta:generator>
    <meta:document-statistic meta:table-count="0" meta:image-count="0" meta:object-count="0" meta:page-count="12" meta:paragraph-count="290" meta:word-count="5528" meta:character-count="13470"/>
  </office:meta>
</office:document-meta>
</file>